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fo:language="pl" fo:country="PL" officeooo:rsid="001792ab" officeooo:paragraph-rsid="001792ab" style:font-size-asian="9pt" style:font-size-complex="9pt"/>
    </style:style>
    <style:style style:name="P2" style:family="paragraph" style:parent-style-name="Standard">
      <style:text-properties style:font-name="Times New Roman" fo:font-size="13pt" fo:language="pl" fo:country="PL" officeooo:rsid="001792ab" officeooo:paragraph-rsid="001792ab" style:font-size-asian="13pt" style:font-size-complex="13pt"/>
    </style:style>
    <style:style style:name="P3" style:family="paragraph" style:parent-style-name="Standard">
      <style:text-properties style:font-name="Times New Roman" fo:font-size="13pt" fo:language="pl" fo:country="PL" officeooo:rsid="0018e460" officeooo:paragraph-rsid="0018e460" style:font-size-asian="13pt" style:font-size-complex="13pt"/>
    </style:style>
    <style:style style:name="P4" style:family="paragraph" style:parent-style-name="Standard">
      <style:text-properties fo:language="pl" fo:country="PL" officeooo:rsid="001792ab" officeooo:paragraph-rsid="001792ab"/>
    </style:style>
    <style:style style:name="P5" style:family="paragraph" style:parent-style-name="Standard">
      <style:text-properties fo:language="pl" fo:country="PL" officeooo:rsid="0018e460" officeooo:paragraph-rsid="0018e460"/>
    </style:style>
    <style:style style:name="P6" style:family="paragraph" style:parent-style-name="Standard">
      <style:text-properties fo:language="pl" fo:country="PL" officeooo:rsid="001a1b2a" officeooo:paragraph-rsid="001a1b2a"/>
    </style:style>
    <style:style style:name="T1" style:family="text">
      <style:text-properties officeooo:rsid="0018e46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Rozwazany problem to sumowanie macierzy.</text:p>
      <text:p text:style-name="P4">2. Testy wykonane na moim prywatnym komputerze:</text:p>
      <text:p text:style-name="P4"><text:tab/>CPU: Intel core i3 4 x 2.3 GH ( ale obliczenia zostały wykonane jednowątko)</text:p>
      <text:p text:style-name="P4"><text:tab/>GPU: Nvidia GeForce 610M:</text:p>
      <text:p text:style-name="P1">Device 0: "GeForce 610M"</text:p>
      <text:p text:style-name="P1"><text:s text:c="2"/>CUDA Driver Version / Runtime Version <text:s text:c="9"/>6.0 / 6.0</text:p>
      <text:p text:style-name="P1"><text:s text:c="2"/>CUDA Capability Major/Minor version number: <text:s text:c="3"/>2.1</text:p>
      <text:p text:style-name="P1"><text:s text:c="2"/>Total amount of global memory: <text:s text:c="16"/>1024 MBytes (1073741824 bytes)</text:p>
      <text:p text:style-name="P1"><text:s text:c="2"/>( 1) Multiprocessors, ( 48) CUDA Cores/MP: <text:s text:c="4"/>48 CUDA Cores</text:p>
      <text:p text:style-name="P1"><text:s text:c="2"/>GPU Clock rate: <text:s text:c="31"/>950 MHz (0.95 GHz)</text:p>
      <text:p text:style-name="P1"><text:s text:c="2"/>Memory Clock rate: <text:s text:c="28"/>900 Mhz</text:p>
      <text:p text:style-name="P1"><text:s text:c="2"/>Memory Bus Width: <text:s text:c="29"/>64-bit</text:p>
      <text:p text:style-name="P1"><text:s text:c="2"/>L2 Cache Size: <text:s text:c="32"/>65536 bytes</text:p>
      <text:p text:style-name="P1"><text:s text:c="2"/>Maximum Texture Dimension Size (x,y,z) <text:s text:c="8"/>1D=(65536), 2D=(65536, 65535), 3D=(2048, 2048, 2048)</text:p>
      <text:p text:style-name="P1"><text:s text:c="2"/>Maximum Layered 1D Texture Size, (num) layers <text:s/>1D=(16384), 2048 layers</text:p>
      <text:p text:style-name="P1"><text:s text:c="2"/>Maximum Layered 2D Texture Size, (num) layers <text:s/>2D=(16384, 16384), 2048 layers</text:p>
      <text:p text:style-name="P1"><text:s text:c="2"/>Total amount of constant memory: <text:s text:c="14"/>65536 bytes</text:p>
      <text:p text:style-name="P1"><text:s text:c="2"/>Total amount of shared memory per block: <text:s text:c="6"/>49152 bytes</text:p>
      <text:p text:style-name="P1"><text:s text:c="2"/>Total number of registers available per block: 32768</text:p>
      <text:p text:style-name="P1"><text:s text:c="2"/>Warp size: <text:s text:c="36"/>32</text:p>
      <text:p text:style-name="P1"><text:s text:c="2"/>Maximum number of threads per multiprocessor: <text:s/>1536</text:p>
      <text:p text:style-name="P1"><text:s text:c="2"/>Maximum number of threads per block: <text:s text:c="10"/>1024</text:p>
      <text:p text:style-name="P1"><text:s text:c="2"/>Max dimension size of a thread block (x,y,z): (1024, 1024, 64)</text:p>
      <text:p text:style-name="P1"><text:s text:c="2"/>Max dimension size of a grid size <text:s text:c="3"/>(x,y,z): (65535, 65535, 65535)</text:p>
      <text:p text:style-name="P1"><text:s text:c="2"/>Maximum memory pitch: <text:s text:c="25"/>2147483647 bytes</text:p>
      <text:p text:style-name="P1"><text:s text:c="2"/>Texture alignment: <text:s text:c="28"/>512 bytes</text:p>
      <text:p text:style-name="P1"><text:s text:c="2"/>Concurrent copy and kernel execution: <text:s text:c="9"/>Yes with 1 copy engine(s)</text:p>
      <text:p text:style-name="P1"><text:s text:c="2"/>Run time limit on kernels: <text:s text:c="20"/>Yes</text:p>
      <text:p text:style-name="P1"><text:s text:c="2"/>Integrated GPU sharing Host Memory: <text:s text:c="11"/>No</text:p>
      <text:p text:style-name="P1"><text:s text:c="2"/>Support host page-locked memory mapping: <text:s text:c="6"/>Yes</text:p>
      <text:p text:style-name="P1"><text:s text:c="2"/>Alignment requirement for Surfaces: <text:s text:c="11"/>Yes</text:p>
      <text:p text:style-name="P1"><text:s text:c="2"/>Device has ECC support: <text:s text:c="23"/>Disabled</text:p>
      <text:p text:style-name="P1"><text:s text:c="2"/>CUDA Device Driver Mode (TCC or WDDM): <text:s text:c="8"/>WDDM (Windows Display Driver Model)</text:p>
      <text:p text:style-name="P1"><text:s text:c="2"/>Device supports Unified Addressing (UVA): <text:s text:c="5"/>No</text:p>
      <text:p text:style-name="P1"><text:s text:c="2"/>Device PCI Bus ID / PCI location ID: <text:s text:c="10"/>1 / 0</text:p>
      <text:p text:style-name="P1"><text:s text:c="2"/>Compute Mode:</text:p>
      <text:p text:style-name="P1"><text:s text:c="5"/>&lt; Default (multiple host threads can use ::cudaSetDevice() with device simultaneously) &gt;</text:p>
      <text:p text:style-name="P2"/>
      <text:p text:style-name="P3"/>
      <text:p text:style-name="P3"/>
      <text:p text:style-name="P3">3. Block size <text:s/>= 256, 1, 1</text:p>
      <text:p text:style-name="P2"/>
      <text:p text:style-name="P4"><draw:frame draw:style-name="fr1" draw:name="Obiekt2" text:anchor-type="paragraph" svg:x="1.279cm" svg:y="1.007cm" svg:width="16cm" svg:height="8.99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text:soft-page-break/></text:p>
      <text:p text:style-name="P5"><draw:frame draw:style-name="fr1" draw:name="Obiekt1" text:anchor-type="paragraph" svg:x="1.586cm" svg:y="0.333cm" svg:width="16cm" svg:height="8.999cm" draw:z-index="1"><draw:object xlink:href="./Object 1" xlink:type="simple" xlink:show="embed" xlink:actuate="onLoad"/><draw:image xlink:href="./ObjectReplacements/Object 1" xlink:type="simple" xlink:show="embed" xlink:actuate="onLoad"/><svg:desc>wykres</svg:desc></draw:frame>Jak widać GPU wyprzedza CPU dla problemu o rozmiarze ~20000 jednak koszty kopiowania danych sprawiają że rozwiązanie tego problemu przy pomocy GPGPU wciąż jest nieopłacalne.</text:p>
      <text:p text:style-name="P5"/>
      <text:p text:style-name="P4"/>
      <text:p text:style-name="P4"><text:span text:style-name="T1">Porównanie</text:span> wyników zależności od rozmiaru bloku, (tylko czasy kernla)</text:p>
      <text:p text:style-name="P4"/>
      <text:p text:style-name="P6"><draw:frame draw:style-name="fr2" draw:name="Obiekt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Wyniki przedstawione na wykresie są dość przewidywalne poza tym że wynik dla rozmiaru 1024 okazał się gorszy niż dla 25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20:45:11.780000000</meta:creation-date>
    <dc:date>2014-06-04T21:23:03.835000000</dc:date>
    <meta:editing-duration>PT7M40S</meta:editing-duration>
    <meta:editing-cycles>1</meta:editing-cycles>
    <meta:document-statistic meta:table-count="0" meta:image-count="0" meta:object-count="3" meta:page-count="2" meta:paragraph-count="41" meta:word-count="336" meta:character-count="2568" meta:non-whitespace-character-count="1815"/>
    <meta:generator>LibreOffice/4.1.2.2$Windows_x86 LibreOffice_project/281b75f427729060b6446ddb3777b32f957a8f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517cm" svg:y="3.401cm" style:legend-expansion="high" chart:style-name="ch2"/>
        <chart:plot-area chart:style-name="ch3" chart:data-source-has-labels="both" svg:x="1.357cm" svg:y="0.851cm" svg:width="11.522cm" svg:height="6.961cm">
          <chartooo:coordinate-region svg:x="2.269cm" svg:y="1.063cm" svg:width="9.775cm" svg:height="6.076cm"/>
          <chart:axis chart:dimension="x" chart:name="primary-x" chart:style-name="ch4" chartooo:axis-type="auto">
            <chart:title svg:x="5.778cm" svg:y="7.992cm" chart:style-name="ch5">
              <text:p>rozmiar problemu</text:p>
            </chart:title>
            <chart:categories table:cell-range-address="local-table.$A$2:.$A$25"/>
          </chart:axis>
          <chart:axis chart:dimension="y" chart:name="primary-y" chart:style-name="ch4">
            <chart:title svg:x="0.451cm" svg:y="5.076cm" chart:style-name="ch6">
              <text:p>czas [ms]</text:p>
            </chart:title>
            <chart:grid chart:style-name="ch7" chart:class="major"/>
          </chart:axis>
          <chart:series chart:style-name="ch8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series chart:style-name="ch9" chart:values-cell-range-address="local-table.$D$2:.$D$25" chart:label-cell-address="local-table.$D$1" chart:class="chart:scatter">
            <chart:data-point chart:repeated="24"/>
          </chart:series>
          <chart:series chart:style-name="ch10" chart:values-cell-range-address="local-table.$E$2:.$E$25" chart:label-cell-address="local-table.$E$1" chart:class="chart:scatter">
            <chart:data-point chart:repeated="24"/>
          </chart:series>
          <chart:series chart:style-name="ch11" chart:values-cell-range-address="local-table.$F$2:.$F$25" chart:label-cell-address="local-table.$F$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</text:p>
              </table:table-cell>
              <table:table-cell office:value-type="string">
                <text:p>kernel</text:p>
              </table:table-cell>
              <table:table-cell office:value-type="string">
                <text:p>transfer</text:p>
              </table:table-cell>
              <table:table-cell office:value-type="string">
                <text:p>gpu_all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0107095">
                <text:p>0.000107095</text:p>
              </table:table-cell>
              <table:table-cell office:value-type="float" office:value="0.0684512">
                <text:p>0.0684512</text:p>
              </table:table-cell>
              <table:table-cell office:value-type="float" office:value="0.572099">
                <text:p>0.572099</text:p>
              </table:table-cell>
              <table:table-cell office:value-type="float" office:value="0.64055">
                <text:p>0.640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111557">
                <text:p>0.000111557</text:p>
              </table:table-cell>
              <table:table-cell office:value-type="float" office:value="0.0650733">
                <text:p>0.0650733</text:p>
              </table:table-cell>
              <table:table-cell office:value-type="float" office:value="0.568962">
                <text:p>0.568962</text:p>
              </table:table-cell>
              <table:table-cell office:value-type="float" office:value="0.634035">
                <text:p>0.6340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009817">
                <text:p>0.00009817</text:p>
              </table:table-cell>
              <table:table-cell office:value-type="float" office:value="0.0775052">
                <text:p>0.0775052</text:p>
              </table:table-cell>
              <table:table-cell office:value-type="float" office:value="0.60806">
                <text:p>0.60806</text:p>
              </table:table-cell>
              <table:table-cell office:value-type="float" office:value="0.685566">
                <text:p>0.6855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13833">
                <text:p>0.00013833</text:p>
              </table:table-cell>
              <table:table-cell office:value-type="float" office:value="0.0706511">
                <text:p>0.0706511</text:p>
              </table:table-cell>
              <table:table-cell office:value-type="float" office:value="0.5852">
                <text:p>0.5852</text:p>
              </table:table-cell>
              <table:table-cell office:value-type="float" office:value="0.655851">
                <text:p>0.6558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240963">
                <text:p>0.000240963</text:p>
              </table:table-cell>
              <table:table-cell office:value-type="float" office:value="0.0521327">
                <text:p>0.0521327</text:p>
              </table:table-cell>
              <table:table-cell office:value-type="float" office:value="0.533081">
                <text:p>0.533081</text:p>
              </table:table-cell>
              <table:table-cell office:value-type="float" office:value="0.585213">
                <text:p>0.58521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504236">
                <text:p>0.000504236</text:p>
              </table:table-cell>
              <table:table-cell office:value-type="float" office:value="0.0576258">
                <text:p>0.0576258</text:p>
              </table:table-cell>
              <table:table-cell office:value-type="float" office:value="0.545821">
                <text:p>0.545821</text:p>
              </table:table-cell>
              <table:table-cell office:value-type="float" office:value="0.603446">
                <text:p>0.60344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00057117">
                <text:p>0.00057117</text:p>
              </table:table-cell>
              <table:table-cell office:value-type="float" office:value="0.0632795">
                <text:p>0.0632795</text:p>
              </table:table-cell>
              <table:table-cell office:value-type="float" office:value="0.560319">
                <text:p>0.560319</text:p>
              </table:table-cell>
              <table:table-cell office:value-type="float" office:value="0.623598">
                <text:p>0.6235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000999548">
                <text:p>0.000999548</text:p>
              </table:table-cell>
              <table:table-cell office:value-type="float" office:value="0.0571974">
                <text:p>0.0571974</text:p>
              </table:table-cell>
              <table:table-cell office:value-type="float" office:value="0.533826">
                <text:p>0.533826</text:p>
              </table:table-cell>
              <table:table-cell office:value-type="float" office:value="0.591023">
                <text:p>0.59102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00213297">
                <text:p>0.00213297</text:p>
              </table:table-cell>
              <table:table-cell office:value-type="float" office:value="0.0585941">
                <text:p>0.0585941</text:p>
              </table:table-cell>
              <table:table-cell office:value-type="float" office:value="0.524549">
                <text:p>0.524549</text:p>
              </table:table-cell>
              <table:table-cell office:value-type="float" office:value="0.583143">
                <text:p>0.5831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0.00464522">
                <text:p>0.00464522</text:p>
              </table:table-cell>
              <table:table-cell office:value-type="float" office:value="0.0593928">
                <text:p>0.0593928</text:p>
              </table:table-cell>
              <table:table-cell office:value-type="float" office:value="0.557494">
                <text:p>0.557494</text:p>
              </table:table-cell>
              <table:table-cell office:value-type="float" office:value="0.616887">
                <text:p>0.61688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0792946">
                <text:p>0.00792946</text:p>
              </table:table-cell>
              <table:table-cell office:value-type="float" office:value="0.0778131">
                <text:p>0.0778131</text:p>
              </table:table-cell>
              <table:table-cell office:value-type="float" office:value="0.612813">
                <text:p>0.612813</text:p>
              </table:table-cell>
              <table:table-cell office:value-type="float" office:value="0.690626">
                <text:p>0.69062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0152163">
                <text:p>0.0152163</text:p>
              </table:table-cell>
              <table:table-cell office:value-type="float" office:value="0.0657382">
                <text:p>0.0657382</text:p>
              </table:table-cell>
              <table:table-cell office:value-type="float" office:value="0.582188">
                <text:p>0.582188</text:p>
              </table:table-cell>
              <table:table-cell office:value-type="float" office:value="0.647926">
                <text:p>0.64792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0332841">
                <text:p>0.0332841</text:p>
              </table:table-cell>
              <table:table-cell office:value-type="float" office:value="0.0842878">
                <text:p>0.0842878</text:p>
              </table:table-cell>
              <table:table-cell office:value-type="float" office:value="0.602322">
                <text:p>0.602322</text:p>
              </table:table-cell>
              <table:table-cell office:value-type="float" office:value="0.68661">
                <text:p>0.6866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.0653098">
                <text:p>0.0653098</text:p>
              </table:table-cell>
              <table:table-cell office:value-type="float" office:value="0.0819809">
                <text:p>0.0819809</text:p>
              </table:table-cell>
              <table:table-cell office:value-type="float" office:value="0.593986">
                <text:p>0.593986</text:p>
              </table:table-cell>
              <table:table-cell office:value-type="float" office:value="0.675967">
                <text:p>0.67596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0.125318">
                <text:p>0.125318</text:p>
              </table:table-cell>
              <table:table-cell office:value-type="float" office:value="0.109312">
                <text:p>0.109312</text:p>
              </table:table-cell>
              <table:table-cell office:value-type="float" office:value="0.699033">
                <text:p>0.699033</text:p>
              </table:table-cell>
              <table:table-cell office:value-type="float" office:value="0.808345">
                <text:p>0.808345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0.25053">
                <text:p>0.25053</text:p>
              </table:table-cell>
              <table:table-cell office:value-type="float" office:value="0.161409">
                <text:p>0.161409</text:p>
              </table:table-cell>
              <table:table-cell office:value-type="float" office:value="0.884395">
                <text:p>0.884395</text:p>
              </table:table-cell>
              <table:table-cell office:value-type="float" office:value="1.0458">
                <text:p>1.0458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0.486995">
                <text:p>0.486995</text:p>
              </table:table-cell>
              <table:table-cell office:value-type="float" office:value="0.265876">
                <text:p>0.265876</text:p>
              </table:table-cell>
              <table:table-cell office:value-type="float" office:value="1.4684">
                <text:p>1.4684</text:p>
              </table:table-cell>
              <table:table-cell office:value-type="float" office:value="1.73427">
                <text:p>1.73427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0.99805">
                <text:p>0.99805</text:p>
              </table:table-cell>
              <table:table-cell office:value-type="float" office:value="0.47973">
                <text:p>0.47973</text:p>
              </table:table-cell>
              <table:table-cell office:value-type="float" office:value="2.48322">
                <text:p>2.48322</text:p>
              </table:table-cell>
              <table:table-cell office:value-type="float" office:value="2.96295">
                <text:p>2.96295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1.99736">
                <text:p>1.99736</text:p>
              </table:table-cell>
              <table:table-cell office:value-type="float" office:value="0.904672">
                <text:p>0.904672</text:p>
              </table:table-cell>
              <table:table-cell office:value-type="float" office:value="3.80979">
                <text:p>3.80979</text:p>
              </table:table-cell>
              <table:table-cell office:value-type="float" office:value="4.71447">
                <text:p>4.71447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1024000">
                <text:p>1024000</text:p>
              </table:table-cell>
              <table:table-cell office:value-type="float" office:value="3.96048">
                <text:p>3.96048</text:p>
              </table:table-cell>
              <table:table-cell office:value-type="float" office:value="1.35193">
                <text:p>1.35193</text:p>
              </table:table-cell>
              <table:table-cell office:value-type="float" office:value="6.09368">
                <text:p>6.09368</text:p>
              </table:table-cell>
              <table:table-cell office:value-type="float" office:value="7.4456">
                <text:p>7.445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7.72298">
                <text:p>7.72298</text:p>
              </table:table-cell>
              <table:table-cell office:value-type="float" office:value="2.21274">
                <text:p>2.21274</text:p>
              </table:table-cell>
              <table:table-cell office:value-type="float" office:value="10.7907">
                <text:p>10.7907</text:p>
              </table:table-cell>
              <table:table-cell office:value-type="float" office:value="13.0034">
                <text:p>13.003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15.41">
                <text:p>15.41</text:p>
              </table:table-cell>
              <table:table-cell office:value-type="float" office:value="3.99815">
                <text:p>3.99815</text:p>
              </table:table-cell>
              <table:table-cell office:value-type="float" office:value="20.2615">
                <text:p>20.2615</text:p>
              </table:table-cell>
              <table:table-cell office:value-type="float" office:value="24.2597">
                <text:p>24.2597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8000000">
                <text:p>8000000</text:p>
              </table:table-cell>
              <table:table-cell office:value-type="float" office:value="30.9682">
                <text:p>30.9682</text:p>
              </table:table-cell>
              <table:table-cell office:value-type="float" office:value="7.56939">
                <text:p>7.56939</text:p>
              </table:table-cell>
              <table:table-cell office:value-type="float" office:value="38.4754">
                <text:p>38.4754</text:p>
              </table:table-cell>
              <table:table-cell office:value-type="float" office:value="46.0448">
                <text:p>46.0448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61.6145">
                <text:p>61.6145</text:p>
              </table:table-cell>
              <table:table-cell office:value-type="float" office:value="15.0065">
                <text:p>15.0065</text:p>
              </table:table-cell>
              <table:table-cell office:value-type="float" office:value="74.8342">
                <text:p>74.8342</text:p>
              </table:table-cell>
              <table:table-cell office:value-type="float" office:value="89.8407">
                <text:p>89.8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517cm" svg:y="3.401cm" style:legend-expansion="high" chart:style-name="ch2"/>
        <chart:plot-area chart:style-name="ch3" chart:data-source-has-labels="both" svg:x="1.357cm" svg:y="0.851cm" svg:width="11.522cm" svg:height="6.961cm">
          <chartooo:coordinate-region svg:x="2.164cm" svg:y="1.064cm" svg:width="9.972cm" svg:height="6.075cm"/>
          <chart:axis chart:dimension="x" chart:name="primary-x" chart:style-name="ch4" chartooo:axis-type="auto">
            <chart:title svg:x="5.778cm" svg:y="7.992cm" chart:style-name="ch5">
              <text:p>rozmiar problemu</text:p>
            </chart:title>
            <chart:categories table:cell-range-address="local-table.$A$2:.$A$25"/>
          </chart:axis>
          <chart:axis chart:dimension="y" chart:name="primary-y" chart:style-name="ch4">
            <chart:title svg:x="0.451cm" svg:y="5.076cm" chart:style-name="ch6">
              <text:p>czas [ms]</text:p>
            </chart:title>
            <chart:grid chart:style-name="ch7" chart:class="major"/>
          </chart:axis>
          <chart:series chart:style-name="ch8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series chart:style-name="ch9" chart:values-cell-range-address="local-table.$D$2:.$D$25" chart:label-cell-address="local-table.$D$1" chart:class="chart:scatter">
            <chart:data-point chart:repeated="24"/>
          </chart:series>
          <chart:series chart:style-name="ch10" chart:values-cell-range-address="local-table.$E$2:.$E$25" chart:label-cell-address="local-table.$E$1" chart:class="chart:scatter">
            <chart:data-point chart:repeated="24"/>
          </chart:series>
          <chart:series chart:style-name="ch11" chart:values-cell-range-address="local-table.$F$2:.$F$25" chart:label-cell-address="local-table.$F$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</text:p>
              </table:table-cell>
              <table:table-cell office:value-type="string">
                <text:p>kernel</text:p>
              </table:table-cell>
              <table:table-cell office:value-type="string">
                <text:p>transfer</text:p>
              </table:table-cell>
              <table:table-cell office:value-type="string">
                <text:p>gpu_all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0107095">
                <text:p>0.000107095</text:p>
              </table:table-cell>
              <table:table-cell office:value-type="float" office:value="0.0684512">
                <text:p>0.0684512</text:p>
              </table:table-cell>
              <table:table-cell office:value-type="float" office:value="0.572099">
                <text:p>0.572099</text:p>
              </table:table-cell>
              <table:table-cell office:value-type="float" office:value="0.64055">
                <text:p>0.640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111557">
                <text:p>0.000111557</text:p>
              </table:table-cell>
              <table:table-cell office:value-type="float" office:value="0.0650733">
                <text:p>0.0650733</text:p>
              </table:table-cell>
              <table:table-cell office:value-type="float" office:value="0.568962">
                <text:p>0.568962</text:p>
              </table:table-cell>
              <table:table-cell office:value-type="float" office:value="0.634035">
                <text:p>0.6340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009817">
                <text:p>0.00009817</text:p>
              </table:table-cell>
              <table:table-cell office:value-type="float" office:value="0.0775052">
                <text:p>0.0775052</text:p>
              </table:table-cell>
              <table:table-cell office:value-type="float" office:value="0.60806">
                <text:p>0.60806</text:p>
              </table:table-cell>
              <table:table-cell office:value-type="float" office:value="0.685566">
                <text:p>0.6855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13833">
                <text:p>0.00013833</text:p>
              </table:table-cell>
              <table:table-cell office:value-type="float" office:value="0.0706511">
                <text:p>0.0706511</text:p>
              </table:table-cell>
              <table:table-cell office:value-type="float" office:value="0.5852">
                <text:p>0.5852</text:p>
              </table:table-cell>
              <table:table-cell office:value-type="float" office:value="0.655851">
                <text:p>0.6558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240963">
                <text:p>0.000240963</text:p>
              </table:table-cell>
              <table:table-cell office:value-type="float" office:value="0.0521327">
                <text:p>0.0521327</text:p>
              </table:table-cell>
              <table:table-cell office:value-type="float" office:value="0.533081">
                <text:p>0.533081</text:p>
              </table:table-cell>
              <table:table-cell office:value-type="float" office:value="0.585213">
                <text:p>0.58521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504236">
                <text:p>0.000504236</text:p>
              </table:table-cell>
              <table:table-cell office:value-type="float" office:value="0.0576258">
                <text:p>0.0576258</text:p>
              </table:table-cell>
              <table:table-cell office:value-type="float" office:value="0.545821">
                <text:p>0.545821</text:p>
              </table:table-cell>
              <table:table-cell office:value-type="float" office:value="0.603446">
                <text:p>0.60344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00057117">
                <text:p>0.00057117</text:p>
              </table:table-cell>
              <table:table-cell office:value-type="float" office:value="0.0632795">
                <text:p>0.0632795</text:p>
              </table:table-cell>
              <table:table-cell office:value-type="float" office:value="0.560319">
                <text:p>0.560319</text:p>
              </table:table-cell>
              <table:table-cell office:value-type="float" office:value="0.623598">
                <text:p>0.6235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000999548">
                <text:p>0.000999548</text:p>
              </table:table-cell>
              <table:table-cell office:value-type="float" office:value="0.0571974">
                <text:p>0.0571974</text:p>
              </table:table-cell>
              <table:table-cell office:value-type="float" office:value="0.533826">
                <text:p>0.533826</text:p>
              </table:table-cell>
              <table:table-cell office:value-type="float" office:value="0.591023">
                <text:p>0.59102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00213297">
                <text:p>0.00213297</text:p>
              </table:table-cell>
              <table:table-cell office:value-type="float" office:value="0.0585941">
                <text:p>0.0585941</text:p>
              </table:table-cell>
              <table:table-cell office:value-type="float" office:value="0.524549">
                <text:p>0.524549</text:p>
              </table:table-cell>
              <table:table-cell office:value-type="float" office:value="0.583143">
                <text:p>0.5831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0.00464522">
                <text:p>0.00464522</text:p>
              </table:table-cell>
              <table:table-cell office:value-type="float" office:value="0.0593928">
                <text:p>0.0593928</text:p>
              </table:table-cell>
              <table:table-cell office:value-type="float" office:value="0.557494">
                <text:p>0.557494</text:p>
              </table:table-cell>
              <table:table-cell office:value-type="float" office:value="0.616887">
                <text:p>0.61688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0792946">
                <text:p>0.00792946</text:p>
              </table:table-cell>
              <table:table-cell office:value-type="float" office:value="0.0778131">
                <text:p>0.0778131</text:p>
              </table:table-cell>
              <table:table-cell office:value-type="float" office:value="0.612813">
                <text:p>0.612813</text:p>
              </table:table-cell>
              <table:table-cell office:value-type="float" office:value="0.690626">
                <text:p>0.69062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0152163">
                <text:p>0.0152163</text:p>
              </table:table-cell>
              <table:table-cell office:value-type="float" office:value="0.0657382">
                <text:p>0.0657382</text:p>
              </table:table-cell>
              <table:table-cell office:value-type="float" office:value="0.582188">
                <text:p>0.582188</text:p>
              </table:table-cell>
              <table:table-cell office:value-type="float" office:value="0.647926">
                <text:p>0.64792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0332841">
                <text:p>0.0332841</text:p>
              </table:table-cell>
              <table:table-cell office:value-type="float" office:value="0.0842878">
                <text:p>0.0842878</text:p>
              </table:table-cell>
              <table:table-cell office:value-type="float" office:value="0.602322">
                <text:p>0.602322</text:p>
              </table:table-cell>
              <table:table-cell office:value-type="float" office:value="0.68661">
                <text:p>0.6866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.0653098">
                <text:p>0.0653098</text:p>
              </table:table-cell>
              <table:table-cell office:value-type="float" office:value="0.0819809">
                <text:p>0.0819809</text:p>
              </table:table-cell>
              <table:table-cell office:value-type="float" office:value="0.593986">
                <text:p>0.593986</text:p>
              </table:table-cell>
              <table:table-cell office:value-type="float" office:value="0.675967">
                <text:p>0.67596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0.125318">
                <text:p>0.125318</text:p>
              </table:table-cell>
              <table:table-cell office:value-type="float" office:value="0.109312">
                <text:p>0.109312</text:p>
              </table:table-cell>
              <table:table-cell office:value-type="float" office:value="0.699033">
                <text:p>0.699033</text:p>
              </table:table-cell>
              <table:table-cell office:value-type="float" office:value="0.808345">
                <text:p>0.808345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0.25053">
                <text:p>0.25053</text:p>
              </table:table-cell>
              <table:table-cell office:value-type="float" office:value="0.161409">
                <text:p>0.161409</text:p>
              </table:table-cell>
              <table:table-cell office:value-type="float" office:value="0.884395">
                <text:p>0.884395</text:p>
              </table:table-cell>
              <table:table-cell office:value-type="float" office:value="1.0458">
                <text:p>1.0458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0.486995">
                <text:p>0.486995</text:p>
              </table:table-cell>
              <table:table-cell office:value-type="float" office:value="0.265876">
                <text:p>0.265876</text:p>
              </table:table-cell>
              <table:table-cell office:value-type="float" office:value="1.4684">
                <text:p>1.4684</text:p>
              </table:table-cell>
              <table:table-cell office:value-type="float" office:value="1.73427">
                <text:p>1.73427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0.99805">
                <text:p>0.99805</text:p>
              </table:table-cell>
              <table:table-cell office:value-type="float" office:value="0.47973">
                <text:p>0.47973</text:p>
              </table:table-cell>
              <table:table-cell office:value-type="float" office:value="2.48322">
                <text:p>2.48322</text:p>
              </table:table-cell>
              <table:table-cell office:value-type="float" office:value="2.96295">
                <text:p>2.96295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1.99736">
                <text:p>1.99736</text:p>
              </table:table-cell>
              <table:table-cell office:value-type="float" office:value="0.904672">
                <text:p>0.904672</text:p>
              </table:table-cell>
              <table:table-cell office:value-type="float" office:value="3.80979">
                <text:p>3.80979</text:p>
              </table:table-cell>
              <table:table-cell office:value-type="float" office:value="4.71447">
                <text:p>4.71447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1024000">
                <text:p>1024000</text:p>
              </table:table-cell>
              <table:table-cell office:value-type="float" office:value="3.96048">
                <text:p>3.96048</text:p>
              </table:table-cell>
              <table:table-cell office:value-type="float" office:value="1.35193">
                <text:p>1.35193</text:p>
              </table:table-cell>
              <table:table-cell office:value-type="float" office:value="6.09368">
                <text:p>6.09368</text:p>
              </table:table-cell>
              <table:table-cell office:value-type="float" office:value="7.4456">
                <text:p>7.445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7.72298">
                <text:p>7.72298</text:p>
              </table:table-cell>
              <table:table-cell office:value-type="float" office:value="2.21274">
                <text:p>2.21274</text:p>
              </table:table-cell>
              <table:table-cell office:value-type="float" office:value="10.7907">
                <text:p>10.7907</text:p>
              </table:table-cell>
              <table:table-cell office:value-type="float" office:value="13.0034">
                <text:p>13.003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15.41">
                <text:p>15.41</text:p>
              </table:table-cell>
              <table:table-cell office:value-type="float" office:value="3.99815">
                <text:p>3.99815</text:p>
              </table:table-cell>
              <table:table-cell office:value-type="float" office:value="20.2615">
                <text:p>20.2615</text:p>
              </table:table-cell>
              <table:table-cell office:value-type="float" office:value="24.2597">
                <text:p>24.2597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8000000">
                <text:p>8000000</text:p>
              </table:table-cell>
              <table:table-cell office:value-type="float" office:value="30.9682">
                <text:p>30.9682</text:p>
              </table:table-cell>
              <table:table-cell office:value-type="float" office:value="7.56939">
                <text:p>7.56939</text:p>
              </table:table-cell>
              <table:table-cell office:value-type="float" office:value="38.4754">
                <text:p>38.4754</text:p>
              </table:table-cell>
              <table:table-cell office:value-type="float" office:value="46.0448">
                <text:p>46.0448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61.6145">
                <text:p>61.6145</text:p>
              </table:table-cell>
              <table:table-cell office:value-type="float" office:value="15.0065">
                <text:p>15.0065</text:p>
              </table:table-cell>
              <table:table-cell office:value-type="float" office:value="74.8342">
                <text:p>74.8342</text:p>
              </table:table-cell>
              <table:table-cell office:value-type="float" office:value="89.8407">
                <text:p>89.8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839cm" svg:y="0.315cm" chart:style-name="ch2">
          <text:p>czas obliczeń kernela</text:p>
        </chart:title>
        <chart:subtitle svg:x="5.719cm" svg:y="1.273cm" chart:style-name="ch3">
          <text:p>względem rozmiaru bloku</text:p>
        </chart:subtitle>
        <chart:legend chart:legend-position="end" svg:x="13.914cm" svg:y="3.401cm" style:legend-expansion="high" chart:style-name="ch4"/>
        <chart:plot-area chart:style-name="ch5" chart:data-source-has-labels="both" svg:x="1.357cm" svg:y="2.314cm" svg:width="11.919cm" svg:height="5.498cm">
          <chartooo:coordinate-region svg:x="2.269cm" svg:y="2.526cm" svg:width="10.172cm" svg:height="4.613cm"/>
          <chart:axis chart:dimension="x" chart:name="primary-x" chart:style-name="ch6" chartooo:axis-type="auto">
            <chart:title svg:x="5.976cm" svg:y="7.992cm" chart:style-name="ch7">
              <text:p>rozmiar problemu</text:p>
            </chart:title>
            <chart:categories table:cell-range-address="local-table.$A$2:.$A$25"/>
          </chart:axis>
          <chart:axis chart:dimension="y" chart:name="primary-y" chart:style-name="ch6">
            <chart:title svg:x="0.451cm" svg:y="5.451cm" chart:style-name="ch8">
              <text:p>czas</text:p>
            </chart:title>
            <chart:grid chart:style-name="ch9" chart:class="major"/>
          </chart:axis>
          <chart:series chart:style-name="ch10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series chart:style-name="ch11" chart:values-cell-range-address="local-table.$D$2:.$D$25" chart:label-cell-address="local-table.$D$1" chart:class="chart:scatter">
            <chart:data-point chart:repeated="24"/>
          </chart:series>
          <chart:series chart:style-name="ch12" chart:values-cell-range-address="local-table.$E$2:.$E$25" chart:label-cell-address="local-table.$E$1" chart:class="chart:scatter">
            <chart:data-point chart:repeated="24"/>
          </chart:series>
          <chart:series chart:style-name="ch13" chart:values-cell-range-address="local-table.$F$2:.$F$25" chart:label-cell-address="local-table.$F$1" chart:class="chart:scatte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  <table:table-cell office:value-type="string">
                <text:p>256</text:p>
              </table:table-cell>
              <table:table-cell office:value-type="string">
                <text:p>102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661799">
                <text:p>0.0661799</text:p>
              </table:table-cell>
              <table:table-cell office:value-type="float" office:value="0.0574473">
                <text:p>0.0574473</text:p>
              </table:table-cell>
              <table:table-cell office:value-type="float" office:value="0.0684512">
                <text:p>0.0684512</text:p>
              </table:table-cell>
              <table:table-cell office:value-type="float" office:value="0.0623067">
                <text:p>0.0623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575276">
                <text:p>0.0575276</text:p>
              </table:table-cell>
              <table:table-cell office:value-type="float" office:value="0.0576704">
                <text:p>0.0576704</text:p>
              </table:table-cell>
              <table:table-cell office:value-type="float" office:value="0.0650733">
                <text:p>0.0650733</text:p>
              </table:table-cell>
              <table:table-cell office:value-type="float" office:value="0.0576704">
                <text:p>0.05767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63342">
                <text:p>0.063342</text:p>
              </table:table-cell>
              <table:table-cell office:value-type="float" office:value="0.0578935">
                <text:p>0.0578935</text:p>
              </table:table-cell>
              <table:table-cell office:value-type="float" office:value="0.0775052">
                <text:p>0.0775052</text:p>
              </table:table-cell>
              <table:table-cell office:value-type="float" office:value="0.0577953">
                <text:p>0.05779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603701">
                <text:p>0.0603701</text:p>
              </table:table-cell>
              <table:table-cell office:value-type="float" office:value="0.0580854">
                <text:p>0.0580854</text:p>
              </table:table-cell>
              <table:table-cell office:value-type="float" office:value="0.0706511">
                <text:p>0.0706511</text:p>
              </table:table-cell>
              <table:table-cell office:value-type="float" office:value="0.0733553">
                <text:p>0.07335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649439">
                <text:p>0.0649439</text:p>
              </table:table-cell>
              <table:table-cell office:value-type="float" office:value="0.0628109">
                <text:p>0.0628109</text:p>
              </table:table-cell>
              <table:table-cell office:value-type="float" office:value="0.0521327">
                <text:p>0.0521327</text:p>
              </table:table-cell>
              <table:table-cell office:value-type="float" office:value="0.0575589">
                <text:p>0.05755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593081">
                <text:p>0.0593081</text:p>
              </table:table-cell>
              <table:table-cell office:value-type="float" office:value="0.0646405">
                <text:p>0.0646405</text:p>
              </table:table-cell>
              <table:table-cell office:value-type="float" office:value="0.0576258">
                <text:p>0.0576258</text:p>
              </table:table-cell>
              <table:table-cell office:value-type="float" office:value="0.0578177">
                <text:p>0.05781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0584245">
                <text:p>0.0584245</text:p>
              </table:table-cell>
              <table:table-cell office:value-type="float" office:value="0.0655552">
                <text:p>0.0655552</text:p>
              </table:table-cell>
              <table:table-cell office:value-type="float" office:value="0.0632795">
                <text:p>0.0632795</text:p>
              </table:table-cell>
              <table:table-cell office:value-type="float" office:value="0.0613652">
                <text:p>0.06136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0659434">
                <text:p>0.0659434</text:p>
              </table:table-cell>
              <table:table-cell office:value-type="float" office:value="0.0599194">
                <text:p>0.0599194</text:p>
              </table:table-cell>
              <table:table-cell office:value-type="float" office:value="0.0571974">
                <text:p>0.0571974</text:p>
              </table:table-cell>
              <table:table-cell office:value-type="float" office:value="0.0574339">
                <text:p>0.057433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0749438">
                <text:p>0.0749438</text:p>
              </table:table-cell>
              <table:table-cell office:value-type="float" office:value="0.0574651">
                <text:p>0.0574651</text:p>
              </table:table-cell>
              <table:table-cell office:value-type="float" office:value="0.0585941">
                <text:p>0.0585941</text:p>
              </table:table-cell>
              <table:table-cell office:value-type="float" office:value="0.0575053">
                <text:p>0.057505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0.0621728">
                <text:p>0.0621728</text:p>
              </table:table-cell>
              <table:table-cell office:value-type="float" office:value="0.0654571">
                <text:p>0.0654571</text:p>
              </table:table-cell>
              <table:table-cell office:value-type="float" office:value="0.0593928">
                <text:p>0.0593928</text:p>
              </table:table-cell>
              <table:table-cell office:value-type="float" office:value="0.0675231">
                <text:p>0.06752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723423">
                <text:p>0.0723423</text:p>
              </table:table-cell>
              <table:table-cell office:value-type="float" office:value="0.0604058">
                <text:p>0.0604058</text:p>
              </table:table-cell>
              <table:table-cell office:value-type="float" office:value="0.0778131">
                <text:p>0.0778131</text:p>
              </table:table-cell>
              <table:table-cell office:value-type="float" office:value="0.0716016">
                <text:p>0.07160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0844708">
                <text:p>0.0844708</text:p>
              </table:table-cell>
              <table:table-cell office:value-type="float" office:value="0.0786922">
                <text:p>0.0786922</text:p>
              </table:table-cell>
              <table:table-cell office:value-type="float" office:value="0.0657382">
                <text:p>0.0657382</text:p>
              </table:table-cell>
              <table:table-cell office:value-type="float" office:value="0.0754927">
                <text:p>0.075492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116461">
                <text:p>0.116461</text:p>
              </table:table-cell>
              <table:table-cell office:value-type="float" office:value="0.0883173">
                <text:p>0.0883173</text:p>
              </table:table-cell>
              <table:table-cell office:value-type="float" office:value="0.0842878">
                <text:p>0.0842878</text:p>
              </table:table-cell>
              <table:table-cell office:value-type="float" office:value="0.0804592">
                <text:p>0.080459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.165854">
                <text:p>0.165854</text:p>
              </table:table-cell>
              <table:table-cell office:value-type="float" office:value="0.0962244">
                <text:p>0.0962244</text:p>
              </table:table-cell>
              <table:table-cell office:value-type="float" office:value="0.0819809">
                <text:p>0.0819809</text:p>
              </table:table-cell>
              <table:table-cell office:value-type="float" office:value="0.0868983">
                <text:p>0.086898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0.266255">
                <text:p>0.266255</text:p>
              </table:table-cell>
              <table:table-cell office:value-type="float" office:value="0.126555">
                <text:p>0.126555</text:p>
              </table:table-cell>
              <table:table-cell office:value-type="float" office:value="0.109312">
                <text:p>0.109312</text:p>
              </table:table-cell>
              <table:table-cell office:value-type="float" office:value="0.140597">
                <text:p>0.140597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0.476437">
                <text:p>0.476437</text:p>
              </table:table-cell>
              <table:table-cell office:value-type="float" office:value="0.21103">
                <text:p>0.21103</text:p>
              </table:table-cell>
              <table:table-cell office:value-type="float" office:value="0.161409">
                <text:p>0.161409</text:p>
              </table:table-cell>
              <table:table-cell office:value-type="float" office:value="0.190726">
                <text:p>0.190726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0.910776">
                <text:p>0.910776</text:p>
              </table:table-cell>
              <table:table-cell office:value-type="float" office:value="0.358664">
                <text:p>0.358664</text:p>
              </table:table-cell>
              <table:table-cell office:value-type="float" office:value="0.265876">
                <text:p>0.265876</text:p>
              </table:table-cell>
              <table:table-cell office:value-type="float" office:value="0.331859">
                <text:p>0.331859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1.74312">
                <text:p>1.74312</text:p>
              </table:table-cell>
              <table:table-cell office:value-type="float" office:value="0.639056">
                <text:p>0.639056</text:p>
              </table:table-cell>
              <table:table-cell office:value-type="float" office:value="0.47973">
                <text:p>0.47973</text:p>
              </table:table-cell>
              <table:table-cell office:value-type="float" office:value="0.621099">
                <text:p>0.621099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3.39337">
                <text:p>3.39337</text:p>
              </table:table-cell>
              <table:table-cell office:value-type="float" office:value="1.21147">
                <text:p>1.21147</text:p>
              </table:table-cell>
              <table:table-cell office:value-type="float" office:value="0.904672">
                <text:p>0.904672</text:p>
              </table:table-cell>
              <table:table-cell office:value-type="float" office:value="1.17245">
                <text:p>1.17245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1024000">
                <text:p>1024000</text:p>
              </table:table-cell>
              <table:table-cell office:value-type="float" office:value="6.3329">
                <text:p>6.3329</text:p>
              </table:table-cell>
              <table:table-cell office:value-type="float" office:value="1.99937">
                <text:p>1.99937</text:p>
              </table:table-cell>
              <table:table-cell office:value-type="float" office:value="1.35193">
                <text:p>1.35193</text:p>
              </table:table-cell>
              <table:table-cell office:value-type="float" office:value="1.8622">
                <text:p>1.862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NaN">
                <text:p>NaN</text:p>
              </table:table-cell>
              <table:table-cell office:value-type="float" office:value="3.49196">
                <text:p>3.49196</text:p>
              </table:table-cell>
              <table:table-cell office:value-type="float" office:value="2.21274">
                <text:p>2.21274</text:p>
              </table:table-cell>
              <table:table-cell office:value-type="float" office:value="3.22909">
                <text:p>3.2290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NaN">
                <text:p>NaN</text:p>
              </table:table-cell>
              <table:table-cell office:value-type="float" office:value="6.50117">
                <text:p>6.50117</text:p>
              </table:table-cell>
              <table:table-cell office:value-type="float" office:value="3.99815">
                <text:p>3.99815</text:p>
              </table:table-cell>
              <table:table-cell office:value-type="float" office:value="6.04312">
                <text:p>6.04312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8000000">
                <text:p>8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939">
                <text:p>7.56939</text:p>
              </table:table-cell>
              <table:table-cell office:value-type="float" office:value="11.6364">
                <text:p>11.6364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065">
                <text:p>15.0065</text:p>
              </table:table-cell>
              <table:table-cell office:value-type="float" office:value="23.2323">
                <text:p>23.23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